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7pt" style:font-size-asian="7pt"/>
    </style:style>
    <style:style style:name="P2" style:family="paragraph" style:parent-style-name="Frame_20_contents">
      <style:paragraph-properties fo:margin-left="0.0417in" fo:margin-right="0in" fo:margin-top="0.0071in" fo:margin-bottom="0in" loext:contextual-spacing="false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fo:language="uk" fo:country="UA" style:text-underline-style="none" officeooo:rsid="003a5bbb" officeooo:paragraph-rsid="005a9db9" style:font-size-asian="12pt" style:font-name-complex="Times New Roman" style:font-size-complex="12pt" style:language-complex="ar" style:country-complex="SA"/>
    </style:style>
    <style:style style:name="P4" style:family="paragraph" style:parent-style-name="List_20_Paragraph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618ad2" style:font-name-asian="Symbol1" style:font-size-asian="12pt" style:font-name-complex="Times New Roman2" style:font-size-complex="12pt" style:language-complex="ar" style:country-complex="SA"/>
    </style:style>
    <style:style style:name="P5" style:family="paragraph" style:parent-style-name="List_20_Paragraph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080ea" style:font-name-asian="Symbol1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e103f" style:font-name-asian="Symbol1" style:font-size-asian="12pt" style:font-name-complex="Times New Roman" style:font-size-complex="12pt" style:language-complex="ar" style:country-complex="SA"/>
    </style:style>
    <style:style style:name="P7" style:family="paragraph" style:parent-style-name="List_20_Paragraph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4c036" style:font-size-asian="12pt" style:font-size-complex="12pt"/>
    </style:style>
    <style:style style:name="P8" style:family="paragraph" style:parent-style-name="List_20_Paragraph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e103f" style:font-size-asian="12pt" style:font-size-complex="12pt"/>
    </style:style>
    <style:style style:name="P9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style:font-name="Times New Roman" fo:font-size="12pt" officeooo:paragraph-rsid="005a9db9" style:font-size-asian="12pt" style:font-size-complex="12pt"/>
    </style:style>
    <style:style style:name="P10" style:family="paragraph" style:parent-style-name="Standard" style:list-style-name="WWNum5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font-style="normal" officeooo:paragraph-rsid="005a9db9" style:font-size-asian="12pt" style:font-style-asian="normal" style:font-name-complex="Times New Roman2" style:font-size-complex="12pt" style:font-style-complex="normal"/>
    </style:style>
    <style:style style:name="P11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font-style="normal" officeooo:paragraph-rsid="0058d240" style:font-size-asian="12pt" style:font-style-asian="normal" style:font-name-complex="Times New Roman2" style:font-size-complex="12pt" style:font-style-complex="normal"/>
    </style:style>
    <style:style style:name="P12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font-style="normal" officeooo:paragraph-rsid="005a9db9" style:font-size-asian="12pt" style:font-style-asian="normal" style:font-name-complex="Times New Roman2" style:font-size-complex="12pt" style:font-style-complex="normal"/>
    </style:style>
    <style:style style:name="P13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369ee" style:font-size-asian="12pt" style:font-size-complex="12pt"/>
    </style:style>
    <style:style style:name="P14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c612f" style:font-size-asian="12pt" style:font-size-complex="12pt"/>
    </style:style>
    <style:style style:name="P15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c8988" style:font-size-asian="12pt" style:font-size-complex="12pt"/>
    </style:style>
    <style:style style:name="P16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433ac" style:font-size-asian="12pt" style:font-size-complex="12pt"/>
    </style:style>
    <style:style style:name="P17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18ad2" style:font-size-asian="12pt" style:font-size-complex="12pt"/>
    </style:style>
    <style:style style:name="P18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4c036" style:font-size-asian="12pt" style:font-size-complex="12pt"/>
    </style:style>
    <style:style style:name="P19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ff7f6" style:font-size-asian="12pt" style:font-size-complex="12pt"/>
    </style:style>
    <style:style style:name="P20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080ea" style:font-size-asian="12pt" style:font-size-complex="12pt"/>
    </style:style>
    <style:style style:name="P21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62d47" style:font-size-asian="12pt" style:font-size-complex="12pt"/>
    </style:style>
    <style:style style:name="P22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668e6" style:font-size-asian="12pt" style:font-size-complex="12pt"/>
    </style:style>
    <style:style style:name="P23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b2f8c" style:font-size-asian="12pt" style:font-size-complex="12pt"/>
    </style:style>
    <style:style style:name="P24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cf46c" style:font-size-asian="12pt" style:font-size-complex="12pt"/>
    </style:style>
    <style:style style:name="P25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fo:font-style="normal" style:text-underline-style="none" officeooo:paragraph-rsid="005a9db9" style:font-size-asian="12pt" style:font-style-asian="normal" style:font-name-complex="Times New Roman" style:font-size-complex="12pt" style:language-complex="ar" style:country-complex="SA" style:font-style-complex="normal"/>
    </style:style>
    <style:style style:name="P26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2086bd" officeooo:paragraph-rsid="00618ad2" style:font-size-asian="12pt" style:font-name-complex="Times New Roman2" style:font-size-complex="12pt"/>
    </style:style>
    <style:style style:name="P27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22176e" officeooo:paragraph-rsid="00618ad2" style:font-size-asian="12pt" style:font-name-complex="Times New Roman2" style:font-size-complex="12pt"/>
    </style:style>
    <style:style style:name="P28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6369ee" style:font-size-asian="12pt" style:font-style-asian="normal" style:font-name-complex="Times New Roman" style:font-size-complex="12pt" style:language-complex="ar" style:country-complex="SA" style:font-style-complex="normal"/>
    </style:style>
    <style:style style:name="P29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cf46c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0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260e85" officeooo:paragraph-rsid="005c612f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1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5c8988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2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433ac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3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18ad2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4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5db89e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5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4c036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6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5e6eeb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7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5ff7f6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8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080ea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9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62d47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40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668e6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41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b2f8c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42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8edc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43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e103f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44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f7d4e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45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fo:font-style="normal" style:text-underline-style="none" officeooo:rsid="0026e28c" officeooo:paragraph-rsid="00704252" style:font-name-asian="Symbol1" style:font-size-asian="12pt" style:font-style-asian="normal" style:font-name-complex="Times New Roman2" style:font-size-complex="12pt" style:language-complex="ar" style:country-complex="SA" style:font-style-complex="normal"/>
    </style:style>
    <style:style style:name="P46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ac8f6" style:font-name-asian="Symbol1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f7d4e" style:font-name-asian="Symbol1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704252" style:font-name-asian="Symbol1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4pt" fo:language="uk" fo:country="UA" fo:font-style="normal" style:text-underline-style="none" officeooo:rsid="0015a3a6" officeooo:paragraph-rsid="006f7d4e" style:font-name-asian="Symbol1" style:font-size-asian="14pt" style:font-style-asian="normal" style:font-name-complex="Times New Roman" style:font-size-complex="12pt" style:language-complex="ar" style:country-complex="SA" style:font-style-complex="normal"/>
    </style:style>
    <style:style style:name="P50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4pt" fo:language="uk" fo:country="UA" fo:font-style="normal" style:text-underline-style="none" officeooo:rsid="0015a3a6" officeooo:paragraph-rsid="00704252" style:font-name-asian="Symbol1" style:font-size-asian="14pt" style:font-style-asian="normal" style:font-name-complex="Times New Roman" style:font-size-complex="12pt" style:language-complex="ar" style:country-complex="SA" style:font-style-complex="normal"/>
    </style:style>
    <style:style style:name="P51" style:family="paragraph" style:parent-style-name="Text_20_body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a9db9" style:font-size-asian="12pt" style:font-size-complex="12pt"/>
    </style:style>
    <style:style style:name="P52" style:family="paragraph" style:parent-style-name="Text_20_body" style:list-style-name="WWNum5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a9db9" style:font-size-asian="12pt" style:font-name-complex="Times New Roman2" style:font-size-complex="12pt"/>
    </style:style>
    <style:style style:name="T1" style:family="text">
      <style:text-properties style:use-window-font-color="true" style:text-position="0% 100%" fo:language="uk" fo:country="UA" fo:font-style="normal" style:text-underline-style="none" officeooo:rsid="006369ee" style:font-name-asian="Symbol1" style:font-style-asian="normal" style:font-name-complex="Times New Roman" style:language-complex="ar" style:country-complex="SA" style:font-style-complex="normal"/>
    </style:style>
    <style:style style:name="T2" style:family="text">
      <style:text-properties style:use-window-font-color="true" style:text-position="0% 100%" fo:language="uk" fo:country="UA" fo:font-style="normal" style:text-underline-style="none" officeooo:rsid="00260e85" style:font-name-asian="Symbol1" style:font-style-asian="normal" style:font-name-complex="Times New Roman" style:language-complex="ar" style:country-complex="SA" style:font-style-complex="normal"/>
    </style:style>
    <style:style style:name="T3" style:family="text">
      <style:text-properties style:use-window-font-color="true" style:text-position="0% 100%" fo:language="uk" fo:country="UA" fo:font-style="normal" style:text-underline-style="none" officeooo:rsid="005a9db9" style:font-name-asian="Symbol1" style:font-style-asian="normal" style:font-name-complex="Times New Roman" style:language-complex="ar" style:country-complex="SA" style:font-style-complex="normal"/>
    </style:style>
    <style:style style:name="T4" style:family="text">
      <style:text-properties style:use-window-font-color="true" style:text-position="0% 100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5" style:family="text">
      <style:text-properties style:use-window-font-color="true" style:text-position="0% 100%" fo:language="uk" fo:country="UA" fo:font-style="normal" style:text-underline-style="none" officeooo:rsid="00618ad2" style:font-name-asian="Symbol1" style:font-style-asian="normal" style:font-name-complex="Times New Roman" style:language-complex="ar" style:country-complex="SA" style:font-style-complex="normal"/>
    </style:style>
    <style:style style:name="T6" style:family="text">
      <style:text-properties style:use-window-font-color="true" style:text-position="0% 100%" fo:language="uk" fo:country="UA" fo:font-style="normal" style:text-underline-style="none" officeooo:rsid="005c9de9" style:font-name-asian="Symbol1" style:font-style-asian="normal" style:font-name-complex="Times New Roman" style:language-complex="ar" style:country-complex="SA" style:font-style-complex="normal"/>
    </style:style>
    <style:style style:name="T7" style:family="text">
      <style:text-properties style:use-window-font-color="true" style:text-position="0% 100%" fo:language="uk" fo:country="UA" fo:font-style="normal" style:text-underline-style="none" officeooo:rsid="005acf9b" style:font-name-asian="Symbol1" style:font-style-asian="normal" style:font-name-complex="Times New Roman" style:language-complex="ar" style:country-complex="SA" style:font-style-complex="normal"/>
    </style:style>
    <style:style style:name="T8" style:family="text">
      <style:text-properties style:use-window-font-color="true" style:text-position="0% 100%" fo:language="uk" fo:country="UA" fo:font-style="normal" style:text-underline-style="none" officeooo:rsid="005db89e" style:font-name-asian="Symbol1" style:font-style-asian="normal" style:font-name-complex="Times New Roman" style:language-complex="ar" style:country-complex="SA" style:font-style-complex="normal"/>
    </style:style>
    <style:style style:name="T9" style:family="text">
      <style:text-properties style:use-window-font-color="true" style:text-position="0% 100%" fo:language="uk" fo:country="UA" fo:font-style="normal" style:text-underline-style="none" officeooo:rsid="00604bfc" style:font-name-asian="Symbol1" style:font-style-asian="normal" style:font-name-complex="Times New Roman" style:language-complex="ar" style:country-complex="SA" style:font-style-complex="normal"/>
    </style:style>
    <style:style style:name="T10" style:family="text">
      <style:text-properties style:use-window-font-color="true" style:text-position="0% 100%" fo:language="uk" fo:country="UA" fo:font-style="normal" style:text-underline-style="none" officeooo:rsid="0066c6af" style:font-name-asian="Symbol1" style:font-style-asian="normal" style:font-name-complex="Times New Roman" style:language-complex="ar" style:country-complex="SA" style:font-style-complex="normal"/>
    </style:style>
    <style:style style:name="T11" style:family="text">
      <style:text-properties style:use-window-font-color="true" style:text-position="0% 100%" fo:language="uk" fo:country="UA" fo:font-style="normal" style:text-underline-style="none" officeooo:rsid="00611294" style:font-name-asian="Symbol1" style:font-style-asian="normal" style:font-name-complex="Times New Roman" style:language-complex="ar" style:country-complex="SA" style:font-style-complex="normal"/>
    </style:style>
    <style:style style:name="T12" style:family="text">
      <style:text-properties style:use-window-font-color="true" style:text-position="0% 100%" fo:language="uk" fo:country="UA" fo:font-style="normal" style:text-underline-style="none" officeooo:rsid="005e6eeb" style:font-name-asian="Symbol1" style:font-style-asian="normal" style:font-name-complex="Times New Roman" style:language-complex="ar" style:country-complex="SA" style:font-style-complex="normal"/>
    </style:style>
    <style:style style:name="T13" style:family="text">
      <style:text-properties style:use-window-font-color="true" style:text-position="0% 100%" fo:language="uk" fo:country="UA" fo:font-style="normal" style:text-underline-style="none" officeooo:rsid="00563c6c" style:font-name-asian="Symbol1" style:font-style-asian="normal" style:font-name-complex="Times New Roman" style:language-complex="ar" style:country-complex="SA" style:font-style-complex="normal"/>
    </style:style>
    <style:style style:name="T14" style:family="text">
      <style:text-properties style:use-window-font-color="true" style:text-position="0% 100%" fo:language="uk" fo:country="UA" fo:font-style="normal" style:text-underline-style="none" officeooo:rsid="005ff7f6" style:font-name-asian="Symbol1" style:font-style-asian="normal" style:font-name-complex="Times New Roman" style:language-complex="ar" style:country-complex="SA" style:font-style-complex="normal"/>
    </style:style>
    <style:style style:name="T15" style:family="text">
      <style:text-properties style:use-window-font-color="true" style:text-position="0% 100%" fo:language="uk" fo:country="UA" fo:font-style="normal" style:text-underline-style="none" officeooo:rsid="0060028a" style:font-name-asian="Symbol1" style:font-style-asian="normal" style:font-name-complex="Times New Roman" style:language-complex="ar" style:country-complex="SA" style:font-style-complex="normal"/>
    </style:style>
    <style:style style:name="T16" style:family="text">
      <style:text-properties style:use-window-font-color="true" style:text-position="0% 100%" fo:language="uk" fo:country="UA" fo:font-style="normal" style:text-underline-style="none" officeooo:rsid="006080ea" style:font-name-asian="Symbol1" style:font-style-asian="normal" style:font-name-complex="Times New Roman" style:language-complex="ar" style:country-complex="SA" style:font-style-complex="normal"/>
    </style:style>
    <style:style style:name="T17" style:family="text">
      <style:text-properties style:use-window-font-color="true" style:text-position="0% 100%" fo:language="uk" fo:country="UA" fo:font-style="normal" style:text-underline-style="none" officeooo:rsid="005698f1" style:font-name-asian="Symbol1" style:font-style-asian="normal" style:font-name-complex="Times New Roman" style:language-complex="ar" style:country-complex="SA" style:font-style-complex="normal"/>
    </style:style>
    <style:style style:name="T18" style:family="text">
      <style:text-properties style:use-window-font-color="true" style:text-position="0% 100%" fo:language="uk" fo:country="UA" fo:font-style="normal" style:text-underline-style="none" officeooo:rsid="0059b163" style:font-name-asian="Symbol1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style:text-position="0% 100%" fo:language="uk" fo:country="UA" fo:font-style="normal" style:text-underline-style="none" officeooo:rsid="00662d47" style:font-name-asian="Symbol1" style:font-style-asian="normal" style:font-name-complex="Times New Roman" style:language-complex="ar" style:country-complex="SA" style:font-style-complex="normal"/>
    </style:style>
    <style:style style:name="T20" style:family="text">
      <style:text-properties style:use-window-font-color="true" style:text-position="0% 100%" fo:language="uk" fo:country="UA" fo:font-style="normal" style:text-underline-style="none" officeooo:rsid="00682912" style:font-name-asian="Symbol1" style:font-style-asian="normal" style:font-name-complex="Times New Roman" style:language-complex="ar" style:country-complex="SA" style:font-style-complex="normal"/>
    </style:style>
    <style:style style:name="T21" style:family="text">
      <style:text-properties style:use-window-font-color="true" style:text-position="0% 100%" fo:language="uk" fo:country="UA" fo:font-style="normal" style:text-underline-style="none" officeooo:rsid="006891ac" style:font-name-asian="Symbol1" style:font-style-asian="normal" style:font-name-complex="Times New Roman" style:language-complex="ar" style:country-complex="SA" style:font-style-complex="normal"/>
    </style:style>
    <style:style style:name="T22" style:family="text">
      <style:text-properties style:use-window-font-color="true" style:text-position="0% 100%" fo:language="uk" fo:country="UA" fo:font-style="normal" style:text-underline-style="none" officeooo:rsid="006a485b" style:font-name-asian="Symbol1" style:font-style-asian="normal" style:font-name-complex="Times New Roman" style:language-complex="ar" style:country-complex="SA" style:font-style-complex="normal"/>
    </style:style>
    <style:style style:name="T23" style:family="text">
      <style:text-properties style:use-window-font-color="true" style:text-position="0% 100%" fo:language="uk" fo:country="UA" fo:font-style="normal" style:text-underline-style="none" officeooo:rsid="0067b2c7" style:font-name-asian="Symbol1" style:font-style-asian="normal" style:font-name-complex="Times New Roman" style:language-complex="ar" style:country-complex="SA" style:font-style-complex="normal"/>
    </style:style>
    <style:style style:name="T24" style:family="text">
      <style:text-properties style:use-window-font-color="true" style:text-position="0% 100%" fo:language="uk" fo:country="UA" fo:font-style="normal" style:text-underline-style="none" officeooo:rsid="00631629" style:font-name-asian="Symbol1" style:font-style-asian="normal" style:font-name-complex="Times New Roman" style:language-complex="ar" style:country-complex="SA" style:font-style-complex="normal"/>
    </style:style>
    <style:style style:name="T25" style:family="text">
      <style:text-properties style:use-window-font-color="true" style:text-position="0% 100%" fo:language="uk" fo:country="UA" fo:font-style="normal" officeooo:rsid="005a9db9" style:font-name-asian="Calibri" style:font-style-asian="normal" style:font-name-complex="Times New Roman" style:language-complex="ar" style:country-complex="SA" style:font-style-complex="normal"/>
    </style:style>
    <style:style style:name="T26" style:family="text">
      <style:text-properties style:use-window-font-color="true" style:text-position="0% 100%" fo:language="uk" fo:country="UA" officeooo:rsid="0065921e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fo:language="uk" fo:country="UA" officeooo:rsid="00604bfc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etter-spacing="-0.0055in" fo:language="uk" fo:country="UA" fo:font-style="normal" officeooo:rsid="005a9db9" style:font-name-asian="Calibri" style:font-style-asian="normal" style:font-name-complex="Times New Roman" style:language-complex="ar" style:country-complex="SA" style:font-style-complex="normal"/>
    </style:style>
    <style:style style:name="T30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officeooo:rsid="006249bf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sub 58%" fo:language="uk" fo:country="UA" fo:font-style="normal" style:text-underline-style="none" officeooo:rsid="005a9db9" style:font-name-asian="Symbol1" style:font-style-asian="normal" style:font-name-complex="Times New Roman" style:language-complex="ar" style:country-complex="SA" style:font-style-complex="normal"/>
    </style:style>
    <style:style style:name="T35" style:family="text">
      <style:text-properties style:use-window-font-color="true" style:text-position="sub 58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36" style:family="text">
      <style:text-properties style:use-window-font-color="true" style:text-position="sub 58%" fo:language="uk" fo:country="UA" fo:font-style="normal" style:text-underline-style="none" officeooo:rsid="00631629" style:font-name-asian="Symbol1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super 58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38" style:family="text">
      <style:text-properties style:use-window-font-color="true" style:text-position="super 58%" fo:language="uk" fo:country="UA" fo:font-style="normal" style:text-underline-style="none" officeooo:rsid="00557f9b" style:font-name-asian="Symbol1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per 58%" fo:language="uk" fo:country="UA" fo:font-style="normal" style:text-underline-style="none" officeooo:rsid="00631629" style:font-name-asian="Symbol1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fo:language="uk" fo:country="UA" officeooo:rsid="0061f786" style:font-name-asian="Calibri" style:font-name-complex="Times New Roman2" style:language-complex="ar" style:country-complex="SA"/>
    </style:style>
    <style:style style:name="T41" style:family="text">
      <style:text-properties style:use-window-font-color="true" fo:language="uk" fo:country="UA" officeooo:rsid="005c15e2" style:font-name-asian="Calibri" style:font-name-complex="Times New Roman2" style:language-complex="ar" style:country-complex="SA"/>
    </style:style>
    <style:style style:name="T42" style:family="text">
      <style:text-properties style:use-window-font-color="true" fo:language="uk" fo:country="UA" officeooo:rsid="00618ad2" style:font-name-asian="Calibri" style:font-name-complex="Times New Roman2" style:language-complex="ar" style:country-complex="SA"/>
    </style:style>
    <style:style style:name="T43" style:family="text">
      <style:text-properties style:use-window-font-color="true" fo:language="uk" fo:country="UA" officeooo:rsid="0059c8a3" style:font-name-asian="Calibri" style:font-name-complex="Times New Roman2" style:language-complex="ar" style:country-complex="SA"/>
    </style:style>
    <style:style style:name="T44" style:family="text">
      <style:text-properties fo:font-variant="normal" fo:text-transform="none" fo:color="#000000" style:text-line-through-style="none" style:text-line-through-type="none" style:text-position="sub 58%" fo:letter-spacing="normal" fo:language="uk" fo:country="UA" fo:font-style="normal" style:text-underline-style="none" fo:font-weight="normal" officeooo:rsid="00502aa8" style:font-style-asian="normal" style:font-name-complex="Times New Roman" style:language-complex="ar" style:country-complex="SA" style:font-style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super 58%" fo:letter-spacing="normal" fo:language="uk" fo:country="UA" fo:font-style="normal" style:text-underline-style="none" fo:font-weight="normal" officeooo:rsid="00502aa8" style:font-style-asian="normal" style:font-name-complex="Times New Roman" style:language-complex="ar" style:country-complex="SA" style:font-style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super 58%" fo:letter-spacing="normal" fo:language="uk" fo:country="UA" fo:font-style="normal" style:text-underline-style="none" fo:font-weight="normal" officeooo:rsid="00493da9" style:font-style-asian="normal" style:font-name-complex="Times New Roman" style:language-complex="ar" style:country-complex="SA" style:font-style-complex="normal"/>
    </style:style>
    <style:style style:name="T47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58d240" style:font-style-asian="normal" style:font-name-complex="Times New Roman" style:language-complex="ar" style:country-complex="SA" style:font-style-complex="normal"/>
    </style:style>
    <style:style style:name="T48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493da9" style:font-style-asian="normal" style:font-name-complex="Times New Roman" style:language-complex="ar" style:country-complex="SA" style:font-style-complex="normal"/>
    </style:style>
    <style:style style:name="T49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502aa8" style:font-style-asian="normal" style:font-name-complex="Times New Roman" style:language-complex="ar" style:country-complex="SA" style:font-style-complex="normal"/>
    </style:style>
    <style:style style:name="T50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121e03" style:font-style-asian="normal" style:font-name-complex="Times New Roman" style:language-complex="ar" style:country-complex="SA" style:font-style-complex="normal"/>
    </style:style>
    <style:style style:name="T51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5bf5ee" style:font-style-asian="normal" style:font-name-complex="Times New Roman" style:language-complex="ar" style:country-complex="SA" style:font-style-complex="normal"/>
    </style:style>
    <style:style style:name="T52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6369ee" style:font-style-asian="normal" style:font-name-complex="Times New Roman" style:language-complex="ar" style:country-complex="SA" style:font-style-complex="normal"/>
    </style:style>
    <style:style style:name="T53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54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2" style:font-style-complex="normal" loext:padding="0in" loext:border="none"/>
    </style:style>
    <style:style style:name="T55" style:family="text">
      <style:text-properties fo:font-variant="normal" fo:text-transform="none" style:text-line-through-style="none" style:text-line-through-type="none" fo:letter-spacing="normal" fo:font-style="normal" fo:font-weight="normal" officeooo:rsid="00718843" style:font-style-asian="normal" style:font-name-complex="Times New Roman2" style:font-style-complex="normal" loext:padding="0in" loext:border="none"/>
    </style:style>
    <style:style style:name="T56" style:family="text">
      <style:text-properties fo:font-variant="normal" fo:text-transform="none" style:text-line-through-style="none" style:text-line-through-type="none" fo:letter-spacing="normal" fo:font-style="normal" fo:font-weight="normal" officeooo:rsid="00734b62" style:font-style-asian="normal" style:font-name-complex="Times New Roman2" style:font-style-complex="normal" loext:padding="0in" loext:border="none"/>
    </style:style>
    <style:style style:name="T57" style:family="text">
      <style:text-properties fo:font-variant="normal" fo:text-transform="none" style:text-line-through-style="none" style:text-line-through-type="none" fo:letter-spacing="normal" fo:font-style="italic" fo:font-weight="normal" officeooo:rsid="0074a389" style:font-style-asian="italic" style:font-name-complex="Times New Roman2" style:font-style-complex="italic" loext:padding="0in" loext:border="none"/>
    </style:style>
    <style:style style:name="T58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4a389" style:font-style-asian="normal" style:font-name-complex="Times New Roman2" style:font-style-complex="normal" loext:padding="0in" loext:border="none"/>
    </style:style>
    <style:style style:name="T59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0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1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2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3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Times New Roman1" style:font-style-asian="normal" style:font-name-complex="Times New Roman1" style:language-complex="ar" style:country-complex="SA" style:font-style-complex="normal" loext:padding="0in" loext:border="none"/>
    </style:style>
    <style:style style:name="T64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5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6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7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8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9" style:family="text">
      <style:text-properties style:font-name="Times New Roman" fo:font-size="12pt" style:font-size-asian="12pt"/>
    </style:style>
    <style:style style:name="T70" style:family="text">
      <style:text-properties style:font-name-complex="Times New Roman2"/>
    </style:style>
    <style:style style:name="T71" style:family="text">
      <style:text-properties officeooo:rsid="000d634d" style:font-name-complex="Times New Roman2"/>
    </style:style>
    <style:style style:name="T72" style:family="text">
      <style:text-properties fo:language="uk" fo:country="UA" style:text-underline-style="none" style:font-name-complex="Times New Roman" style:language-complex="ar" style:country-complex="SA"/>
    </style:style>
    <style:style style:name="T73" style:family="text">
      <style:text-properties fo:language="uk" fo:country="UA" style:text-underline-style="none" officeooo:rsid="003a5bbb" style:font-name-complex="Times New Roman" style:language-complex="ar" style:country-complex="SA"/>
    </style:style>
    <style:style style:name="T74" style:family="text">
      <style:text-properties fo:language="uk" fo:country="UA" fo:font-style="normal" style:text-underline-style="none" style:font-style-asian="normal" style:font-name-complex="Times New Roman" style:language-complex="ar" style:country-complex="SA" style:font-style-complex="normal"/>
    </style:style>
    <style:style style:name="T75" style:family="text">
      <style:text-properties fo:language="uk" fo:country="UA" officeooo:rsid="002086bd" style:font-name-complex="Times New Roman2"/>
    </style:style>
    <style:style style:name="T76" style:family="text">
      <style:text-properties fo:language="uk" fo:country="UA" officeooo:rsid="0061f786" style:font-name-complex="Times New Roman2"/>
    </style:style>
    <style:style style:name="T77" style:family="text">
      <style:text-properties fo:language="uk" fo:country="UA" officeooo:rsid="005acf9b" style:font-name-complex="Times New Roman2"/>
    </style:style>
    <style:style style:name="T78" style:family="text">
      <style:text-properties fo:language="uk" fo:country="UA" officeooo:rsid="0022176e" style:font-name-complex="Times New Roman2"/>
    </style:style>
    <style:style style:name="T79" style:family="text">
      <style:text-properties fo:language="uk" fo:country="UA" officeooo:rsid="00618ad2" style:font-name-complex="Times New Roman2"/>
    </style:style>
    <style:style style:name="T80" style:family="text">
      <style:text-properties fo:language="uk" fo:country="UA" officeooo:rsid="00239ad5" style:font-name-complex="Times New Roman2"/>
    </style:style>
    <style:style style:name="T81" style:family="text">
      <style:text-properties fo:language="uk" fo:country="UA" officeooo:rsid="005a3630" style:font-name-complex="Times New Roman2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702cc8" style:font-style-asian="normal" style:font-style-complex="normal"/>
    </style:style>
    <style:style style:name="T84" style:family="text">
      <style:text-properties style:text-position="super 58%" fo:font-size="14pt" fo:font-style="normal" officeooo:rsid="00748223" style:font-size-asian="14pt" style:font-style-asian="normal" style:font-style-complex="normal"/>
    </style:style>
    <style:style style:name="T85" style:family="text">
      <style:text-properties fo:font-size="14pt" fo:font-style="normal" style:font-size-asian="14pt" style:font-style-asian="normal" style:font-style-complex="normal"/>
    </style:style>
    <style:style style:name="T86" style:family="text">
      <style:text-properties fo:font-size="14pt" fo:font-style="normal" officeooo:rsid="00748223" style:font-size-asian="14pt" style:font-style-asian="normal" style:font-style-complex="normal"/>
    </style:style>
    <style:style style:name="T87" style:family="text">
      <style:text-properties fo:font-size="14pt" fo:font-style="normal" officeooo:rsid="0072ad5d" style:font-size-asian="14pt" style:font-style-asian="normal" style:font-style-complex="normal"/>
    </style:style>
    <style:style style:name="T88" style:family="text">
      <style:text-properties fo:font-size="14pt" fo:font-style="normal" officeooo:rsid="0073f3e7" style:font-size-asian="14pt" style:font-style-asian="normal" style:font-style-complex="normal"/>
    </style:style>
    <style:style style:name="T89" style:family="text">
      <style:text-properties fo:font-size="14pt" fo:font-style="italic" style:font-size-asian="14pt" style:font-style-asian="italic" style:font-style-complex="normal"/>
    </style:style>
    <style:style style:name="T90" style:family="text">
      <style:text-properties fo:font-size="14pt" fo:font-style="italic" officeooo:rsid="00748223" style:font-size-asian="14pt" style:font-style-asian="italic" style:font-style-complex="normal"/>
    </style:style>
    <style:style style:name="T91" style:family="text">
      <style:text-properties fo:font-size="14pt" fo:font-style="italic" officeooo:rsid="0072ad5d" style:font-size-asian="14pt" style:font-style-asian="italic" style:font-style-complex="normal"/>
    </style:style>
    <style:style style:name="T92" style:family="text">
      <style:text-properties style:text-position="-13% 100%" fo:font-size="8pt" fo:font-style="italic" style:font-size-asian="8pt" style:font-style-asian="italic" style:font-style-complex="normal"/>
    </style:style>
    <style:style style:name="T93" style:family="text">
      <style:text-properties style:text-position="-13% 100%" fo:font-size="8pt" fo:font-style="normal" style:font-size-asian="8pt" style:font-style-asian="normal" style:font-style-complex="normal"/>
    </style:style>
    <style:style style:name="T94" style:family="text">
      <style:text-properties style:text-position="69% 100%" fo:font-size="8pt" fo:font-style="italic" style:font-size-asian="8pt" style:font-style-asian="italic" style:font-style-complex="normal"/>
    </style:style>
    <style:style style:name="T95" style:family="text">
      <style:text-properties fo:letter-spacing="-0.0055in" fo:font-style="normal" style:font-style-asian="normal" style:font-style-complex="normal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2">Варіант №</text:span><text:span text:style-name="T73">10</text:span></text:p>
      <text:p text:style-name="P3"/>
      <text:list xml:id="list4095327392" text:style-name="WWNum5">
        <text:list-item>
          <text:p text:style-name="P10">Якщо при виборі елементів не враховується порядок і не всі елементи беруть участь у виборі один раз, то це:</text:p>
          <text:p text:style-name="P51"><text:span text:style-name="T70">А) комбінація; Б) розміщення; В) перестановка; Г) розміщення з повтореннями; Д) перестановка з повтореннями; </text:span><text:span text:style-name="T71">Е</text:span><text:span text:style-name="T70">) комбінація з повтореннями;</text:span></text:p>
          <text:p text:style-name="P52"/>
        </text:list-item>
        <text:list-item>
          <text:p text:style-name="P51"><text:span text:style-name="T74">На вершину гори веде </text:span><text:span text:style-name="T1">10</text:span><text:span text:style-name="T74"> стежок. Скількома способами турист може піднятися на гору і спуститися з неї, якщо підйом і спуск потрібно здійснити різними стежками?</text:span></text:p>
          <text:p text:style-name="P11"/>
        </text:list-item>
        <text:list-item>
          <text:p text:style-name="P12">Виберіть правильну рівність: </text:p>
          <text:p text:style-name="P13"><text:span text:style-name="T47">А</text:span><text:span text:style-name="T48">) </text:span><text:span text:style-name="T49">А</text:span><text:span text:style-name="T44">5</text:span><text:span text:style-name="T45">2</text:span><text:span text:style-name="T50"> </text:span><text:span text:style-name="T49">= А</text:span><text:span text:style-name="T44">5</text:span><text:span text:style-name="T45">3</text:span><text:span text:style-name="T50">; </text:span><text:span text:style-name="T47">Б</text:span><text:span text:style-name="T50">) </text:span><text:span text:style-name="T49">С</text:span><text:span text:style-name="T44">6</text:span><text:span text:style-name="T45">1</text:span><text:span text:style-name="T50"> </text:span><text:span text:style-name="T49">= С</text:span><text:span text:style-name="T44">6</text:span><text:span text:style-name="T45">5</text:span><text:span text:style-name="T50">; </text:span><text:span text:style-name="T47">В</text:span><text:span text:style-name="T50">) </text:span><text:span text:style-name="T49">А</text:span><text:span text:style-name="T44">5</text:span><text:span text:style-name="T45">0</text:span><text:span text:style-name="T50"> </text:span><text:span text:style-name="T49">= А</text:span><text:span text:style-name="T44">5</text:span><text:span text:style-name="T45">5</text:span><text:span text:style-name="T50">; </text:span><text:span text:style-name="T47">Г</text:span><text:span text:style-name="T50">) </text:span><text:span text:style-name="T49">С</text:span><text:span text:style-name="T44">6</text:span><text:span text:style-name="T45">0</text:span><text:span text:style-name="T50"> </text:span><text:span text:style-name="T49">= С</text:span><text:span text:style-name="T44">6</text:span><text:span text:style-name="T45">6</text:span><text:span text:style-name="T50">; </text:span><text:span text:style-name="T47">Д</text:span><text:span text:style-name="T50">) </text:span><text:span text:style-name="T49">А</text:span><text:span text:style-name="T44">5</text:span><text:span text:style-name="T45">1</text:span><text:span text:style-name="T50"> </text:span><text:span text:style-name="T49">= А</text:span><text:span text:style-name="T44">5</text:span><text:span text:style-name="T46">5</text:span><text:span text:style-name="T50">; </text:span><text:span text:style-name="T47">Е</text:span><text:span text:style-name="T50">) </text:span><text:span text:style-name="T49">С</text:span><text:span text:style-name="T44">6</text:span><text:span text:style-name="T45">1</text:span><text:span text:style-name="T50"> </text:span><text:span text:style-name="T49">= С</text:span><text:span text:style-name="T44">6</text:span><text:span text:style-name="T45">6</text:span><text:span text:style-name="T50">; </text:span></text:p>
          <text:p text:style-name="P28"/>
        </text:list-item>
        <text:list-item>
          <text:p text:style-name="P13"><text:span text:style-name="T50">Яких п</text:span><text:span text:style-name="T51">ід</text:span><text:span text:style-name="T50">множин множини </text:span><text:span text:style-name="T52">D</text:span><text:span text:style-name="T50"> б</text:span><text:span text:style-name="T51">іл</text:span><text:span text:style-name="T50">ьше: тих, що м</text:span><text:span text:style-name="T51">і</text:span><text:span text:style-name="T50">стять елемент </text:span><text:span text:style-name="T52">d</text:span><text:span text:style-name="T50">, чи тих, що не </text:span><text:span text:style-name="T51">мі</text:span><text:span text:style-name="T50">стять елемента </text:span><text:span text:style-name="T52">d</text:span><text:span text:style-name="T50">?</text:span></text:p>
          <text:p text:style-name="P25"/>
        </text:list-item>
        <text:list-item>
          <text:p text:style-name="P25">Із лабораторії, у якій працюють 25 осіб, п’ятеро співробітників мають їхати у відрядження. Скільки може бути різних складів цієї групи, якщо начальник лабораторії, його заступник і головний інженер одночасно їхати не можуть?</text:p>
          <text:p text:style-name="P25"/>
        </text:list-item>
        <text:list-item>
          <text:p text:style-name="P14"><text:span text:style-name="T82">Скількома способами можна порівну роздати чотирьом гравцям </text:span><text:span text:style-name="T29">36</text:span><text:span text:style-name="T95"> </text:span><text:span text:style-name="T25">карт</text:span><text:span text:style-name="T82">? </text:span></text:p>
          <text:p text:style-name="P30"/>
        </text:list-item>
        <text:list-item>
          <text:p text:style-name="P15"><text:span text:style-name="T4">Нехай n = p</text:span><text:span text:style-name="T35">1</text:span><text:span text:style-name="T37">α</text:span><text:span text:style-name="T38">1</text:span><text:span text:style-name="T4"> ⋅ p</text:span><text:span text:style-name="T35">2</text:span><text:span text:style-name="T37">α</text:span><text:span text:style-name="T38">2</text:span><text:span text:style-name="T4"> ⋅ ... ⋅ p</text:span><text:span text:style-name="T35">r</text:span><text:span text:style-name="T37">αr</text:span><text:span text:style-name="T4"> - розклад числа n на прості множники. Знайти кількість всіх натуральних дільників числа n.</text:span></text:p>
          <text:p text:style-name="P31"/>
        </text:list-item>
        <text:list-item>
          <text:p text:style-name="P16"><text:span text:style-name="T4">Скількома способами можна розташувати </text:span><text:span text:style-name="T5">21</text:span><text:span text:style-name="T4"> нулів та </text:span><text:span text:style-name="T5">9</text:span><text:span text:style-name="T4"> одиниць так, щоб жодні дві одиниці не стояли поруч?</text:span></text:p>
          <text:p text:style-name="P32"/>
        </text:list-item>
        <text:list-item>
          <text:p text:style-name="P16"><text:span text:style-name="T4">Нехай множина А </text:span><text:span text:style-name="T6">мі</text:span><text:span text:style-name="T4">стить </text:span><text:span text:style-name="T6">n</text:span><text:span text:style-name="T4"> елеме</text:span><text:span text:style-name="T6">н</text:span><text:span text:style-name="T4">т</text:span><text:span text:style-name="T6">і</text:span><text:span text:style-name="T4">в, а множина В — </text:span><text:span text:style-name="T6">m</text:span><text:span text:style-name="T4"> елемент</text:span><text:span text:style-name="T6">ів</text:span><text:span text:style-name="T4">. Визначити </text:span><text:span text:style-name="T6">кі</text:span><text:span text:style-name="T4">ль</text:span><text:span text:style-name="T6">кі</text:span><text:span text:style-name="T4">сть <text:s/>в</text:span><text:span text:style-name="T6">ід</text:span><text:span text:style-name="T4">пов</text:span><text:span text:style-name="T6">ід</text:span><text:span text:style-name="T4">ностей </text:span><text:span text:style-name="T6">мі</text:span><text:span text:style-name="T4">ж множинами А </text:span><text:span text:style-name="T6">і</text:span><text:span text:style-name="T4"> В.</text:span></text:p>
          <text:p text:style-name="P33"/>
        </text:list-item>
        <text:list-item>
          <text:p text:style-name="P17"><text:span text:style-name="T4">На полиці </text:span><text:span text:style-name="T5">20</text:span><text:span text:style-name="T4"> книг. Скільки існує способів обрати </text:span><text:span text:style-name="T7">1</text:span><text:span text:style-name="T5">3</text:span><text:span text:style-name="T4"> книг, щоб ніякі дві книги не брати поруч?</text:span></text:p>
          <text:p text:style-name="P33"/>
        </text:list-item>
        <text:list-item>
          <text:p text:style-name="P17"><text:span text:style-name="T75">За круглим столом короля Артура сид</text:span><text:span text:style-name="T76">я</text:span><text:span text:style-name="T75">ть </text:span><text:span text:style-name="T77">2</text:span><text:span text:style-name="T76">2</text:span><text:span text:style-name="T75"> лицар</text:span><text:span text:style-name="T76">і</text:span><text:span text:style-name="T75">. Кожен ворогує зі своїми сусідами. Потрібно обрати </text:span><text:span text:style-name="T76">7</text:span><text:span text:style-name="T75"> лицарів, щоб визволити принцесу. Скільки існує способів обрання лицарів, щоб серед обраних лицарів не було воро</text:span><text:span text:style-name="T78">г</text:span><text:span text:style-name="T75">ів?</text:span></text:p>
          <text:p text:style-name="P26"/>
        </text:list-item>
        <text:list-item>
          <text:p text:style-name="P17"><text:span text:style-name="T78">Ліфт, у якому знаходяться </text:span><text:span text:style-name="T77">3</text:span><text:span text:style-name="T79">9</text:span><text:span text:style-name="T78"> пасажирів, може зупинятись на </text:span><text:span text:style-name="T40">18</text:span><text:span text:style-name="T78"> поверхах. Пасажири виходять групами по </text:span><text:span text:style-name="T41">1</text:span><text:span text:style-name="T42">2</text:span><text:span text:style-name="T78">, </text:span><text:span text:style-name="T77">1</text:span><text:span text:style-name="T79">3</text:span><text:span text:style-name="T78"> і </text:span><text:span text:style-name="T43">1</text:span><text:span text:style-name="T42">4</text:span><text:span text:style-name="T78"> чоловік. Скількома способами це може відбуватись?</text:span></text:p>
          <text:p text:style-name="P27"/>
        </text:list-item>
        <text:list-item>
          <text:p text:style-name="P17"><text:span text:style-name="T80">Скількома способами можна розставити </text:span><text:span text:style-name="T81">1</text:span><text:span text:style-name="T79">5</text:span><text:span text:style-name="T80"> томів зібрання творів І.Я. Франко так, щоб </text:span><text:span text:style-name="T77"><text:s/>четвертий </text:span><text:span text:style-name="T79">і п’ятий </text:span><text:span text:style-name="T80">томи не стояли поруч?</text:span></text:p>
          <text:p text:style-name="P4"/>
        </text:list-item>
        <text:list-item>
          <text:p text:style-name="P46"><text:span text:style-name="T53">Знайти </text:span><text:span text:style-name="T54">n</text:span><text:span text:style-name="T53">, коли в</text:span><text:span text:style-name="T55">і</text:span><text:span text:style-name="T53">домо, що <text:s/>восьмий член розкладу (2</text:span><text:span text:style-name="T57">х</text:span><text:span text:style-name="T53"> + 3)</text:span><text:span text:style-name="T58">n</text:span><text:span text:style-name="T53"> ма</text:span><text:span text:style-name="T56">є</text:span><text:span text:style-name="T53"> найб</text:span><text:span text:style-name="T56">і</text:span><text:span text:style-name="T53">льший коеф</text:span><text:span text:style-name="T54">іціє</text:span><text:span text:style-name="T53">нт.</text:span></text:p>
          <text:p text:style-name="P34"/>
        </text:list-item>
        <text:list-item>
          <text:p text:style-name="P18"><text:span text:style-name="T4">В колоді </text:span><text:span text:style-name="T8">44</text:span><text:span text:style-name="T4"> карт</text:span><text:span text:style-name="T8">и</text:span><text:span text:style-name="T4"> - 4 кольори з номерами від 1 до </text:span><text:span text:style-name="T8">11</text:span><text:span text:style-name="T4">. Скільки існує способів витягнути </text:span><text:span text:style-name="T8">6</text:span><text:span text:style-name="T4"> карт так, щоб це було </text:span><text:span text:style-name="T8">6</text:span><text:span text:style-name="T4"> послідовно занумерованих карт?</text:span></text:p>
          <text:p text:style-name="P35"/>
        </text:list-item>
        <text:list-item>
          <text:p text:style-name="P18"><text:span text:style-name="T4">Нехай множина М </text:span><text:span text:style-name="T9">мі</text:span><text:span text:style-name="T4">стить </text:span><text:span text:style-name="T9">n</text:span><text:span text:style-name="T4"> елемент</text:span><text:span text:style-name="T9">і</text:span><text:span text:style-name="T4">в. Визначити кількість: </text:span></text:p>
          <text:p text:style-name="P7"><text:span text:style-name="T26">а) </text:span><text:span text:style-name="T27">несиметричних в</text:span><text:span text:style-name="T28">ід</text:span><text:span text:style-name="T27">ношень на множині М; <text:s/></text:span></text:p>
          <text:p text:style-name="P18"><text:span text:style-name="T10">б) </text:span><text:span text:style-name="T4">рефлексивних </text:span><text:span text:style-name="T11">і</text:span><text:span text:style-name="T4"> несиметричних в</text:span><text:span text:style-name="T9">ід</text:span><text:span text:style-name="T4">ношень на множині М;</text:span></text:p>
          <text:p text:style-name="P36"><text:soft-page-break/></text:p>
        </text:list-item>
        <text:list-item>
          <text:p text:style-name="P19"><text:span text:style-name="T4">Прапор складається з </text:span><text:span text:style-name="T12">20</text:span><text:span text:style-name="T4"> горизонтальних смуг </text:span><text:span text:style-name="T12">12</text:span><text:span text:style-name="T13"> різних</text:span><text:span text:style-name="T4"> кольорів, причому довільні дві сусідні смуги повинні мати різні кольори. Скільк</text:span><text:span text:style-name="T13">и</text:span><text:span text:style-name="T4"> </text:span><text:span text:style-name="T13">існує різних прапорів з такими властивостями</text:span><text:span text:style-name="T4">?</text:span></text:p>
          <text:p text:style-name="P37"/>
        </text:list-item>
        <text:list-item>
          <text:p text:style-name="P20"><text:span text:style-name="T4">Необхідно скласти </text:span><text:span text:style-name="T14">3</text:span><text:span text:style-name="T4"> іспит</text:span><text:span text:style-name="T14">и</text:span><text:span text:style-name="T4"> на протязі </text:span><text:span text:style-name="T14">7</text:span><text:span text:style-name="T4"> днів. Скількома способами це можна зробити?</text:span></text:p>
          <text:p text:style-name="P38"/>
        </text:list-item>
        <text:list-item>
          <text:p text:style-name="P20"><text:span text:style-name="T4">В скрині кулі </text:span><text:span text:style-name="T15">1</text:span><text:span text:style-name="T16">1-и</text:span><text:span text:style-name="T4"> кольорів. Яку найменшу кількість куль треба узяти, щоб серед них </text:span><text:span text:style-name="T17">(обов’язково) </text:span><text:span text:style-name="T4">було </text:span><text:span text:style-name="T15">1</text:span><text:span text:style-name="T16">7</text:span><text:span text:style-name="T4"> куль одного кольору?</text:span></text:p>
          <text:p text:style-name="P5"/>
        </text:list-item>
        <text:list-item>
          <text:p text:style-name="P21"><text:span text:style-name="T4">В скрині </text:span><text:span text:style-name="T16">24</text:span><text:span text:style-name="T4"> чорних, </text:span><text:span text:style-name="T16">19</text:span><text:span text:style-name="T4"> білих, 1</text:span><text:span text:style-name="T16">5</text:span><text:span text:style-name="T4"> червоних, </text:span><text:span text:style-name="T16">8</text:span><text:span text:style-name="T4"> зелених куль. Яку найменшу кількість куль треба узяти, щоб серед них </text:span><text:span text:style-name="T17">(обов’язково) </text:span><text:span text:style-name="T4">було </text:span><text:span text:style-name="T18">1</text:span><text:span text:style-name="T16">7</text:span><text:span text:style-name="T4"> куль одного кольору?</text:span></text:p>
          <text:p text:style-name="P39"/>
        </text:list-item>
        <text:list-item>
          <text:p text:style-name="P21"><text:span text:style-name="T4">Скільки існує різних способів роздати </text:span><text:span text:style-name="T19">r</text:span><text:span text:style-name="T4">1 троянд, </text:span><text:span text:style-name="T19">r</text:span><text:span text:style-name="T4">2 гвоздик, </text:span><text:span text:style-name="T19">r</text:span><text:span text:style-name="T4">3 волошок </text:span><text:span text:style-name="T19">t</text:span><text:span text:style-name="T4"> дівчатам?</text:span></text:p>
          <text:p text:style-name="P39"/>
        </text:list-item>
        <text:list-item>
          <text:p text:style-name="P22"><text:span text:style-name="T4">Компанiя, </text:span><text:span text:style-name="T20">що</text:span><text:span text:style-name="T4"> складається з 10 подружнiх пар, розбивається на 5 груп по 4 людини для прогулянки на човнах. </text:span><text:span text:style-name="T21">У</text:span><text:span text:style-name="T4"> скiлькох випадках кож</text:span><text:span text:style-name="T20">е</text:span><text:span text:style-name="T4">н чоловiк опиниться в одному човнi зі своєю дружиною?</text:span></text:p>
          <text:p text:style-name="P40"/>
        </text:list-item>
        <text:list-item>
          <text:p text:style-name="P23"><text:span text:style-name="T22">Нехай </text:span><text:span text:style-name="T4">a</text:span><text:span text:style-name="T35">1</text:span><text:span text:style-name="T4">, a</text:span><text:span text:style-name="T35">2</text:span><text:span text:style-name="T4">, ..., a</text:span><text:span text:style-name="T35">n</text:span><text:span text:style-name="T4"> - довільні різні натуральні числа. Довести, що тоді або одне з них, або різниця яких</text:span><text:span text:style-name="T23">ос</text:span><text:span text:style-name="T4">ь двох буде ділитися на n.</text:span></text:p>
          <text:p text:style-name="P41"/>
        </text:list-item>
        <text:list-item>
          <text:p text:style-name="P24"><text:span text:style-name="T4">Довести, що </text:span><text:span text:style-name="T24">C</text:span><text:span text:style-name="T36">n+1</text:span><text:span text:style-name="T39">k </text:span><text:span text:style-name="T24">= C</text:span><text:span text:style-name="T36">n</text:span><text:span text:style-name="T39">k</text:span><text:span text:style-name="T24"> + <text:s/>C</text:span><text:span text:style-name="T36">n</text:span><text:span text:style-name="T39">k-1</text:span><text:span text:style-name="T24">.</text:span></text:p>
          <text:p text:style-name="P29"/>
        </text:list-item>
        <text:list-item>
          <text:p text:style-name="P24"><text:span text:style-name="T59">Довести, що </text:span><text:span text:style-name="T63">∑</text:span><text:span text:style-name="T64">k=</text:span><text:span text:style-name="T65">0</text:span><text:span text:style-name="T66">n </text:span><text:span text:style-name="T60">(</text:span><text:span text:style-name="T61">-</text:span><text:span text:style-name="T60">1)</text:span><text:span text:style-name="T66">k</text:span><text:span text:style-name="T60">(k+1)</text:span><text:span text:style-name="T67">-1</text:span><text:span text:style-name="T59">C</text:span><text:span text:style-name="T64">n</text:span><text:span text:style-name="T66">k </text:span><text:span text:style-name="T61">= </text:span><text:span text:style-name="T60">(</text:span><text:span text:style-name="T62">n</text:span><text:span text:style-name="T60">+1)</text:span><text:span text:style-name="T68">-1</text:span><text:span text:style-name="T62">.</text:span></text:p>
          <text:p text:style-name="P42"/>
        </text:list-item>
        <text:list-item>
          <text:p text:style-name="P43">Скільки існує 6-значних чисел, у яких сума цифр парна? </text:p>
          <text:p text:style-name="P43"/>
        </text:list-item>
        <text:list-item>
          <text:p text:style-name="P43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8"><text:span text:style-name="T31">а</text:span><text:span text:style-name="T32">) </text:span><text:span text:style-name="T33">Скільки студентів читає тільки “Компаньйон”?</text:span></text:p>
          <text:p text:style-name="P8"><text:span text:style-name="T31">б</text:span><text:span text:style-name="T32">) </text:span><text:span text:style-name="T30">Скільки студентів читає не менше 2 журналів?</text:span></text:p>
          <text:p text:style-name="P8"><text:span text:style-name="T31">в</text:span><text:span text:style-name="T32">) </text:span><text:span text:style-name="T30">Скільки студентів не читає жодного журналу?</text:span></text:p>
          <text:p text:style-name="P6"/>
        </text:list-item>
        <text:list-item>
          <text:p text:style-name="P6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8"><text:span text:style-name="T32">а) </text:span><text:span text:style-name="T30">Скільки студентів знає всі 3 мови?</text:span></text:p>
          <text:p text:style-name="P47"><text:span text:style-name="T83">б) </text:span><text:span text:style-name="T82">Скільки студентів знає рівно 2 мови?</text:span></text:p>
          <text:p text:style-name="P44"/>
        </text:list-item>
        <text:list-item>
          <text:p text:style-name="P49"><text:span text:style-name="T69">Знайти розв’язок рекурентного співвідношення:</text:span> </text:p>
          <text:p text:style-name="P48"><text:span text:style-name="T89">a</text:span><text:span text:style-name="T92">n</text:span><text:span text:style-name="T93">+2 </text:span><text:span text:style-name="T85">= </text:span><text:span text:style-name="T89">a</text:span><text:span text:style-name="T92">n</text:span><text:span text:style-name="T93">+1 </text:span><text:span text:style-name="T85">+ 6·</text:span><text:span text:style-name="T89">a</text:span><text:span text:style-name="T92">n </text:span><text:span text:style-name="T85">+ 30·3</text:span><text:span text:style-name="T94">n</text:span><text:span text:style-name="T85">, </text:span><text:span text:style-name="T89">a</text:span><text:span text:style-name="T93">0 </text:span><text:span text:style-name="T85">= 5, </text:span><text:span text:style-name="T89">a</text:span><text:span text:style-name="T93">1 </text:span><text:span text:style-name="T85">= –14.</text:span></text:p>
          <text:p text:style-name="P50"/>
        </text:list-item>
        <text:list-item>
          <text:p text:style-name="P45">Методом твірних функцій знайти розв’язок рекурентного співвідношення: </text:p>
          <text:p text:style-name="P48"><text:span text:style-name="T89">a</text:span><text:span text:style-name="T93">n</text:span><text:span text:style-name="T92"> </text:span><text:span text:style-name="T89">= </text:span><text:span text:style-name="T86">3</text:span><text:span text:style-name="T89">·a</text:span><text:span text:style-name="T93">n-1</text:span><text:span text:style-name="T89"> </text:span><text:span text:style-name="T90">+ </text:span><text:span text:style-name="T86">2</text:span><text:span text:style-name="T84">n</text:span><text:span text:style-name="T85">,</text:span><text:span text:style-name="T89"> </text:span><text:span text:style-name="T87">при</text:span><text:span text:style-name="T91"> </text:span><text:span text:style-name="T85">n</text:span><text:span text:style-name="T91">&gt;</text:span><text:span text:style-name="T88">0</text:span><text:span text:style-name="T87">, </text:span><text:span text:style-name="T89">a</text:span><text:span text:style-name="T93">0 </text:span><text:span text:style-name="T89">= </text:span><text:span text:style-name="T86">2</text:span><text:span text:style-name="T85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uk" fo:country="UA" officeooo:rsid="0015a3a6" style:font-name-asian="Symbol1" style:font-family-asian="Symbol" style:font-family-generic-asian="roman" style:font-pitch-asian="variable" style:font-charset-asian="x-symbol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370" style:display-name="ListLabel 370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7pt" style:font-size-asian="7pt"/>
    </style:style>
    <style:style style:name="MP2" style:family="paragraph" style:parent-style-name="Frame_20_contents">
      <style:paragraph-properties fo:margin-left="0.0417in" fo:margin-right="0in" fo:margin-top="0.0071in" fo:margin-bottom="0in" loext:contextual-spacing="false" fo:text-align="start" style:justify-single-word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472in" fo:margin-bottom="0.5555in" fo:margin-left="0.7083in" fo:margin-right="0.2638in" style:writing-mode="lr-tb" style:layout-grid-color="#c0c0c0" style:layout-grid-lines="2391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07in" fo:margin-left="0in" fo:margin-right="0in" fo:margin-top="0.1417in" style:dynamic-spacing="true"/>
      </style:footer-style>
    </style:page-layout>
  </office:automatic-styles>
  <office:master-styles>
    <style:master-page style:name="Standard" style:page-layout-name="Mpm1"/>
    <style:master-page style:name="Converted36" style:page-layout-name="Mpm2">
      <style:footer>
        <text:p text:style-name="MP1"><draw:frame draw:style-name="Mfr1" draw:name="36" text:anchor-type="char" svg:x="7.661in" svg:y="10.2362in" svg:width="0.2937in" svg:height="0.1811in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07T11:22:24.565296274</dc:date>
    <meta:editing-cycles>49</meta:editing-cycles>
    <meta:editing-duration>PT19H19M22S</meta:editing-duration>
    <meta:generator>LibreOffice/6.4.6.2$Linux_X86_64 LibreOffice_project/40$Build-2</meta:generator>
    <meta:document-statistic meta:table-count="0" meta:image-count="0" meta:object-count="0" meta:page-count="2" meta:paragraph-count="43" meta:word-count="714" meta:character-count="4248" meta:non-whitespace-character-count="3593"/>
  </office:meta>
</office:document-meta>
</file>